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P1" style:family="paragraph" style:parent-style-name="Preformatted_20_Text">
      <style:text-properties style:font-name="Arial" fo:font-size="12pt" style:font-size-asian="12pt" style:font-size-complex="12pt"/>
    </style:style>
    <style:style style:name="P2" style:family="paragraph" style:parent-style-name="Preformatted_20_Text">
      <style:paragraph-properties fo:text-align="center" style:justify-single-word="false"/>
      <style:text-properties fo:color="#81d41a" style:font-name="Arial" fo:font-size="12pt" fo:font-weight="bold" fo:background-color="#666666" style:font-size-asian="12pt" style:font-weight-asian="bold" style:font-size-complex="12pt" style:font-weight-complex="bold"/>
    </style:style>
    <style:style style:name="P3" style:family="paragraph" style:parent-style-name="Preformatted_20_Text">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Preformatted_20_Text">
      <style:text-properties fo:language="en" fo:country="US" fo:font-weight="bold" style:font-weight-asian="bold" style:font-weight-complex="bold"/>
    </style:style>
    <style:style style:name="P5" style:family="paragraph" style:parent-style-name="Subtitle">
      <style:text-properties style:text-underline-style="solid" style:text-underline-width="auto" style:text-underline-color="font-color" style:text-underline-mode="continuous" style:text-overline-mode="continuous" style:text-line-through-mode="continuous"/>
    </style:style>
    <style:style style:name="P6" style:family="paragraph" style:parent-style-name="Subtitle">
      <style:text-properties officeooo:paragraph-rsid="00067901"/>
    </style:style>
    <style:style style:name="P7" style:family="paragraph" style:parent-style-name="Subtitle">
      <style:text-properties fo:font-size="20pt" fo:font-weight="bold" style:font-size-asian="20pt" style:font-weight-asian="bold" style:font-size-complex="20pt" style:font-weight-complex="bold"/>
    </style:style>
    <style:style style:name="P8" style:family="paragraph" style:parent-style-name="Text_20_body">
      <style:text-properties style:font-name="Arial"/>
    </style:style>
    <style:style style:name="P9" style:family="paragraph" style:parent-style-name="Text_20_body">
      <style:text-properties style:font-name="Arial" style:font-name-complex="Arial"/>
    </style:style>
    <style:style style:name="P10" style:family="paragraph" style:parent-style-name="Text_20_body">
      <style:text-properties style:font-name="Arial" fo:font-weight="bold" style:font-weight-asian="bold" style:font-name-complex="Arial" style:font-weight-complex="bold"/>
    </style:style>
    <style:style style:name="P11" style:family="paragraph" style:parent-style-name="Text_20_body">
      <style:text-properties officeooo:rsid="00025071" officeooo:paragraph-rsid="00025071"/>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start" style:justify-single-word="false"/>
      <style:text-properties officeooo:rsid="0004b757" officeooo:paragraph-rsid="0004b757"/>
    </style:style>
    <style:style style:name="P14" style:family="paragraph" style:parent-style-name="Text_20_body">
      <style:text-properties officeooo:paragraph-rsid="00067901"/>
    </style:style>
    <style:style style:name="P15" style:family="paragraph" style:parent-style-name="Standard">
      <style:text-properties officeooo:paragraph-rsid="00067901"/>
    </style:style>
    <style:style style:name="P16" style:family="paragraph" style:parent-style-name="Title">
      <style:text-properties officeooo:paragraph-rsid="00067901"/>
    </style:style>
    <style:style style:name="P17" style:family="paragraph" style:parent-style-name="Title" style:master-page-name="MP0">
      <style:paragraph-properties style:page-number="auto" fo:break-before="page"/>
    </style:style>
    <style:style style:name="P18" style:family="paragraph" style:parent-style-name="Heading_20_2">
      <style:paragraph-properties fo:text-align="start" style:justify-single-word="false"/>
    </style:style>
    <style:style style:name="P19" style:family="paragraph" style:parent-style-name="Heading_20_2">
      <style:text-properties officeooo:paragraph-rsid="00067901"/>
    </style:style>
    <style:style style:name="P20" style:family="paragraph" style:parent-style-name="Preformatted_20_Text" style:list-style-name="L1"/>
    <style:style style:name="P21" style:family="paragraph" style:parent-style-name="Preformatted_20_Text" style:list-style-name="L1">
      <style:text-properties style:font-name="Arial" fo:font-size="12pt" style:font-size-asian="12pt" style:font-size-complex="12pt"/>
    </style:style>
    <style:style style:name="P22" style:family="paragraph" style:parent-style-name="Preformatted_20_Text" style:list-style-name="L2">
      <style:text-properties style:font-name="Arial" fo:font-size="12pt" style:font-size-asian="12pt" style:font-size-complex="12pt"/>
    </style:style>
    <style:style style:name="P23" style:family="paragraph" style:parent-style-name="Preformatted_20_Text" style:list-style-name="L2"/>
    <style:style style:name="P24" style:family="paragraph" style:parent-style-name="Preformatted_20_Text" style:list-style-name="L3"/>
    <style:style style:name="P25" style:family="paragraph" style:parent-style-name="Preformatted_20_Text" style:list-style-name="L4"/>
    <style:style style:name="P26" style:family="paragraph" style:parent-style-name="Preformatted_20_Text" style:list-style-name="L4">
      <style:text-properties fo:color="#000000" style:font-name="Arial" fo:font-size="12pt" style:font-size-asian="12pt" style:font-size-complex="12pt"/>
    </style:style>
    <style:style style:name="P27" style:family="paragraph" style:parent-style-name="Preformatted_20_Text" style:list-style-name="L5"/>
    <style:style style:name="P28" style:family="paragraph" style:parent-style-name="Preformatted_20_Text" style:list-style-name="L6"/>
    <style:style style:name="P29" style:family="paragraph" style:parent-style-name="Preformatted_20_Text" style:list-style-name="L6">
      <style:paragraph-properties fo:text-align="center" style:justify-single-word="false"/>
    </style:style>
    <style:style style:name="P30" style:family="paragraph" style:parent-style-name="Preformatted_20_Text" style:list-style-name="L7">
      <style:paragraph-properties fo:text-align="center" style:justify-single-word="false"/>
    </style:style>
    <style:style style:name="P31" style:family="paragraph" style:parent-style-name="Preformatted_20_Text" style:list-style-name="L7"/>
    <style:style style:name="P32" style:family="paragraph" style:parent-style-name="Standard">
      <style:text-properties officeooo:rsid="0010f817" officeooo:paragraph-rsid="00067901"/>
    </style:style>
    <style:style style:name="P33" style:family="paragraph" style:parent-style-name="Standard" style:list-style-name="L9">
      <style:text-properties officeooo:rsid="0010f817" officeooo:paragraph-rsid="00067901"/>
    </style:style>
    <style:style style:name="P34" style:family="paragraph" style:parent-style-name="Standard" style:list-style-name="L9">
      <style:text-properties officeooo:rsid="0011c4b5" officeooo:paragraph-rsid="00067901"/>
    </style:style>
    <style:style style:name="P35" style:family="paragraph" style:parent-style-name="Standard" style:list-style-name="L9">
      <style:text-properties officeooo:rsid="00126a7e" officeooo:paragraph-rsid="00067901"/>
    </style:style>
    <style:style style:name="P36" style:family="paragraph" style:parent-style-name="Standard" style:list-style-name="L9">
      <style:text-properties fo:font-weight="bold" officeooo:rsid="00126a7e" officeooo:paragraph-rsid="00067901" style:font-weight-asian="bold" style:font-weight-complex="bold"/>
    </style:style>
    <style:style style:name="P37" style:family="paragraph" style:parent-style-name="Standard" style:list-style-name="L9">
      <style:text-properties fo:color="#ffffff" officeooo:rsid="0011c4b5" officeooo:paragraph-rsid="00067901" fo:background-color="#666666"/>
    </style:style>
    <style:style style:name="P38" style:family="paragraph" style:parent-style-name="Text_20_body" style:list-style-name="L4"/>
    <style:style style:name="P39" style:family="paragraph" style:parent-style-name="Text_20_body" style:list-style-name="L8"/>
    <style:style style:name="P40" style:family="paragraph" style:parent-style-name="Text_20_body" style:list-style-name="L8">
      <style:text-properties style:font-name="Arial"/>
    </style:style>
    <style:style style:name="P41" style:family="paragraph" style:parent-style-name="Text_20_body">
      <style:text-properties officeooo:rsid="0016bf37" officeooo:paragraph-rsid="00067901"/>
    </style:style>
    <style:style style:name="P42" style:family="paragraph" style:parent-style-name="Text_20_body" style:list-style-name="L4">
      <style:paragraph-properties fo:margin-top="0cm" fo:margin-bottom="0cm" loext:contextual-spacing="false"/>
    </style:style>
    <style:style style:name="T1" style:family="text">
      <style:text-properties style:font-name="Arial"/>
    </style:style>
    <style:style style:name="T2" style:family="text">
      <style:text-properties style:font-name="Arial" fo:font-size="13pt" fo:font-weight="bold" style:font-size-asian="13pt" style:font-weight-asian="bold" style:font-size-complex="13pt" style:font-weight-complex="bold"/>
    </style:style>
    <style:style style:name="T3" style:family="text">
      <style:text-properties style:font-name="Arial"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4" style:family="text">
      <style:text-properties style:font-name="Arial" fo:font-size="12pt" style:font-size-asian="12pt" style:font-size-complex="12pt"/>
    </style:style>
    <style:style style:name="T5" style:family="text">
      <style:text-properties style:font-name="Arial" fo:font-size="12pt" fo:font-style="italic" fo:font-weight="bold" style:font-size-asian="12pt" style:font-style-asian="italic" style:font-weight-asian="bold" style:font-size-complex="12pt" style:font-style-complex="italic" style:font-weight-complex="bold"/>
    </style:style>
    <style:style style:name="T6" style:family="text">
      <style:text-properties style:font-name="Arial" fo:font-size="12pt" fo:font-style="italic" style:font-size-asian="12pt" style:font-style-asian="italic" style:font-size-complex="12pt" style:font-style-complex="italic"/>
    </style:style>
    <style:style style:name="T7" style:family="text">
      <style:text-properties style:font-name="Arial" fo:font-size="12pt" fo:font-weight="bold" style:font-size-asian="12pt" style:font-weight-asian="bold" style:font-size-complex="12pt" style:font-weight-complex="bold"/>
    </style:style>
    <style:style style:name="T8" style:family="text">
      <style:text-properties style:font-name="Arial" style:font-name-complex="Arial"/>
    </style:style>
    <style:style style:name="T9" style:family="text">
      <style:text-properties style:font-name="Arial" officeooo:rsid="0004b757" style:font-name-complex="Arial"/>
    </style:style>
    <style:style style:name="T10" style:family="text">
      <style:text-properties fo:color="#000000" style:font-name="Arial"/>
    </style:style>
    <style:style style:name="T11" style:family="text">
      <style:text-properties fo:color="#000000" style:font-name="Arial" fo:font-size="12pt" style:font-size-asian="12pt" style:font-size-complex="12pt"/>
    </style:style>
    <style:style style:name="T12" style:family="text">
      <style:text-properties fo:color="#000000" style:font-name="Arial" fo:font-size="12pt" fo:font-weight="bold" style:font-size-asian="12pt" style:font-weight-asian="bold" style:font-size-complex="12pt"/>
    </style:style>
    <style:style style:name="T13" style:family="text">
      <style:text-properties fo:color="#000000" style:font-name="Arial" fo:font-size="12pt" fo:font-weight="bold" style:font-size-asian="12pt" style:font-weight-asian="bold" style:font-size-complex="12pt" style:font-weight-complex="bold"/>
    </style:style>
    <style:style style:name="T14" style:family="text">
      <style:text-properties fo:color="#000000" style:font-name="Arial"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15" style:family="text">
      <style:text-properties fo:color="#000000" style:font-name="Arial" fo:font-size="12pt" fo:font-style="italic" fo:font-weight="bold" style:font-size-asian="12pt" style:font-style-asian="italic" style:font-weight-asian="bold" style:font-size-complex="12pt" style:font-style-complex="italic" style:font-weight-complex="bold"/>
    </style:style>
    <style:style style:name="T16" style:family="text">
      <style:text-properties fo:color="#000000" style:font-name="Arial" fo:font-size="12pt" fo:font-style="italic" style:font-size-asian="12pt" style:font-style-asian="italic" style:font-size-complex="12pt" style:font-style-complex="italic"/>
    </style:style>
    <style:style style:name="T17" style:family="text">
      <style:text-properties fo:color="#000000" style:font-name="Arial" style:font-name-asian="Noto Sans Mono CJK SC" style:font-name-complex="Liberation Mono"/>
    </style:style>
    <style:style style:name="T18" style:family="text">
      <style:text-properties fo:color="#000000" style:font-name-asian="Noto Sans Mono CJK SC" style:font-name-complex="Liberation Mono"/>
    </style:style>
    <style:style style:name="T19" style:family="text">
      <style:text-properties style:text-underline-style="solid" style:text-underline-width="auto" style:text-underline-color="font-color" style:text-underline-mode="continuous" style:text-overline-mode="continuous" style:text-line-through-mode="continuous"/>
    </style:style>
    <style:style style:name="T20" style:family="text">
      <style:text-properties fo:color="#3465a4" style:font-name="Arial" fo:font-size="12pt" style:font-size-asian="12pt" style:font-size-complex="12pt"/>
    </style:style>
    <style:style style:name="T21" style:family="text">
      <style:text-properties fo:color="#111111" style:font-name="Arial" fo:font-size="12pt" style:font-size-asian="12pt" style:font-size-complex="12pt"/>
    </style:style>
    <style:style style:name="T22" style:family="text">
      <style:text-properties fo:color="#111111" style:font-name="Arial" fo:font-size="12pt" fo:font-weight="bold" style:font-size-asian="12pt" style:font-weight-asian="bold" style:font-size-complex="12pt" style:font-weight-complex="bold"/>
    </style:style>
    <style:style style:name="T23" style:family="text">
      <style:text-properties fo:color="#4472c4" style:font-name="Arial" fo:font-size="12pt" fo:language="en" fo:country="US" style:font-size-asian="12pt" style:font-size-complex="12pt"/>
    </style:style>
    <style:style style:name="T24" style:family="text">
      <style:text-properties fo:color="#ff0000" style:font-name="Arial" style:font-name-complex="Arial"/>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officeooo:rsid="00067901"/>
    </style:style>
    <style:style style:name="T28" style:family="text">
      <style:text-properties officeooo:rsid="0016bf37"/>
    </style:style>
    <style:style style:name="T29" style:family="text">
      <style:text-properties officeooo:rsid="00169936"/>
    </style:style>
    <style:style style:name="T30" style:family="text">
      <style:text-properties fo:font-style="normal" style:font-style-asian="normal" style:font-style-complex="normal"/>
    </style:style>
    <style:style style:name="T31" style:family="text">
      <style:text-properties fo:font-style="normal" officeooo:rsid="001417c6"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1417c6" style:font-style-asian="normal" style:font-weight-asian="normal" style:font-style-complex="normal" style:font-weight-complex="normal"/>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Police_20_par_20_défaut">Séance 1</text:span></text:p>
      <text:p text:style-name="Text_20_body"><text:span text:style-name="Police_20_par_20_défaut"/></text:p>
      <text:p text:style-name="P7">Des données ouvertes</text:p>
      <text:p text:style-name="P1"/>
      <text:p text:style-name="P5">Des données (aisément) disponibles</text:p>
      <text:p text:style-name="Preformatted_20_Text"><text:span text:style-name="Police_20_par_20_défaut"><text:span text:style-name="T2">Voir site </text:span></text:span><text:span text:style-name="Police_20_par_20_défaut"><text:span text:style-name="T3">api.nasa.gov</text:span></text:span></text:p>
      <text:h text:style-name="P18" text:outline-level="2">Une première adresse</text:h>
      <text:list xml:id="list2562228448" text:style-name="L1">
        <text:list-item>
          <text:p text:style-name="P21">Cette Uri renvoie des données, dites ouvertes, de coordonnées et météorologiques de Mars.</text:p>
        </text:list-item>
        <text:list-item>
          <text:p text:style-name="P20"><text:span text:style-name="Police_20_par_20_défaut"><text:span text:style-name="T4">Le site </text:span></text:span><text:span text:style-name="Police_20_par_20_défaut"><text:span text:style-name="T5">mars.nasa.org</text:span></text:span><text:span text:style-name="Police_20_par_20_défaut"><text:span text:style-name="T4"> propose ces informations (l’hôte des données est visible dans l’URI)</text:span></text:span></text:p>
        </text:list-item>
        <text:list-item>
          <text:p text:style-name="P21">Cette information est structurée dans un fichier sous format JSON, sous forme d’objet. Différentes types d’informations s’y trouvent, comme des objets, des entiers, des flottants, des dates, des chaînes de caractères.</text:p>
        </text:list-item>
        <text:list-item>
          <text:p text:style-name="P20"><text:span text:style-name="Police_20_par_20_défaut"><text:span text:style-name="T4">Par exemple, la donnée nommée « </text:span></text:span><text:span text:style-name="Police_20_par_20_défaut"><text:span text:style-name="T7">First_UTC</text:span></text:span><text:span text:style-name="Police_20_par_20_défaut"><text:span text:style-name="T4"> » représente le premier fuseau horaire UTC parmi les différents existants. Les données commençant par «</text:span></text:span><text:span text:style-name="Police_20_par_20_défaut"><text:span text:style-name="T7"> compass </text:span></text:span><text:span text:style-name="Police_20_par_20_défaut"><text:span text:style-name="T4">» représentent des coordonnées représenté sur une boussole.</text:span></text:span></text:p>
        </text:list-item>
      </text:list>
      <text:p text:style-name="P1"/>
      <text:h text:style-name="P18" text:outline-level="2">Une deuxième adresse</text:h>
      <text:list xml:id="list3912820138" text:style-name="L2">
        <text:list-item>
          <text:p text:style-name="P22">Cette Uri renvoie des données concernant des photographies provenant de robots Rover ayant voyagé sur Mars.</text:p>
        </text:list-item>
        <text:list-item>
          <text:p text:style-name="P23"><text:span text:style-name="Police_20_par_20_défaut"><text:span text:style-name="T4">Ces informations proviennent d’une api de la Nasa, comme indiqué dans l’</text:span></text:span><text:span text:style-name="Police_20_par_20_défaut"><text:span text:style-name="T7">URI : </text:span></text:span><text:span text:style-name="Police_20_par_20_défaut"><text:span text:style-name="T5">api.nasa.gov</text:span></text:span></text:p>
        </text:list-item>
        <text:list-item>
          <text:p text:style-name="P22">Cette information est structurée dans un fichier sous format JSON, sous forme d’objet. On peut y trouver différentes type d’informations, comme des noms (chaîne de caractères), des id (entiers), des liens, ou url, d’images, des dates.</text:p>
        </text:list-item>
        <text:list-item>
          <text:p text:style-name="P23"><text:span text:style-name="Police_20_par_20_défaut"><text:span text:style-name="T4">La donnée « </text:span></text:span><text:span text:style-name="Police_20_par_20_défaut"><text:span text:style-name="T7">img_src </text:span></text:span><text:span text:style-name="Police_20_par_20_défaut"><text:span text:style-name="T4">» représente un lien vers une image. Pour chaque photo, on y trouve un objet camera présentant différents attributs, comme son nom «</text:span></text:span><text:span text:style-name="Police_20_par_20_défaut"><text:span text:style-name="T7"> name </text:span></text:span><text:span text:style-name="Police_20_par_20_défaut"><text:span text:style-name="T4">» ou « f</text:span></text:span><text:span text:style-name="Police_20_par_20_défaut"><text:span text:style-name="T7">ull_name</text:span></text:span><text:span text:style-name="Police_20_par_20_défaut"><text:span text:style-name="T4"> »</text:span></text:span></text:p>
        </text:list-item>
        <text:list-item>
          <text:p text:style-name="P23"><text:span text:style-name="Police_20_par_20_défaut"><text:span text:style-name="T4">En comparant cette URI avec une variante de celle-ci, la différence se situe au niveau de la partie</text:span></text:span><text:span text:style-name="Police_20_par_20_défaut"><text:span text:style-name="T6"> Query</text:span></text:span><text:span text:style-name="Police_20_par_20_défaut"><text:span text:style-name="T4"> de</text:span></text:span><text:span text:style-name="Police_20_par_20_défaut"><text:span text:style-name="T6"> </text:span></text:span><text:span text:style-name="Police_20_par_20_défaut"><text:span text:style-name="T4">l’URI : dans la variante, on y retrouve une requête supplémentaire concernant l’un des objets :</text:span></text:span></text:p>
        </text:list-item>
      </text:list>
      <text:p text:style-name="P2">camera=fhaz</text:p>
      <text:list xml:id="list115127518119534" text:continue-numbering="true" text:style-name="L2">
        <text:list-item>
          <text:p text:style-name="P23"><text:span text:style-name="Police_20_par_20_défaut"><text:span text:style-name="T11">Ces résultats différents sont obtenus lors de l’exécution de leur URI respective</text:span></text:span></text:p>
        </text:list-item>
      </text:list>
      <text:h text:style-name="P18" text:outline-level="2"><text:bookmark text:name="yui_3_17_2_1_1637155718593_55"/>Plus près de nous et des préoccupations contemporaines</text:h>
      <text:p text:style-name="Preformatted_20_Text"><text:span text:style-name="Police_20_par_20_défaut"><text:span text:style-name="T4">Ces 2 adresses renvoient des informations sur des zones géographiques situés dans le Grand Est, et leur qualité de l’air.</text:span></text:span></text:p>
      <text:p text:style-name="Preformatted_20_Text"><text:span text:style-name="Police_20_par_20_défaut"><text:span text:style-name="T4">Dans le tableau </text:span></text:span><text:span text:style-name="Police_20_par_20_défaut"><text:span text:style-name="T5">fileds</text:span></text:span><text:span text:style-name="Police_20_par_20_défaut"><text:span text:style-name="T4">, on retrouve des informations uniques concernant chaque zone, comme le nom, l’alias, le type de données SQL.</text:span></text:span></text:p>
      <text:p text:style-name="Preformatted_20_Text"><text:span text:style-name="Police_20_par_20_défaut"><text:span text:style-name="T4">Dans le tableau </text:span></text:span><text:span text:style-name="Police_20_par_20_défaut"><text:span text:style-name="T5">features</text:span></text:span><text:span text:style-name="Police_20_par_20_défaut"><text:span text:style-name="T4">, on retrouve des données concernant la qualité de l’air, donc </text:span></text:span><text:soft-page-break/><text:span text:style-name="Police_20_par_20_défaut"><text:span text:style-name="T4">multiples par zone.</text:span></text:span></text:p>
      <text:p text:style-name="Preformatted_20_Text"/>
      <text:h text:style-name="Heading_20_2" text:outline-level="2"/>
      <text:h text:style-name="P18" text:outline-level="2">Quelques utilisations</text:h>
      <text:list xml:id="list2364442395" text:style-name="L3">
        <text:list-item>
          <text:p text:style-name="P24"><text:span text:style-name="Police_20_par_20_défaut"><text:span text:style-name="T4">Le lien précédemment vu qui affiche des données de qualités de l’air dans le Grand Est serait utile à la mairie de Nancy, afin d’étudier ces données et de lancer une étude sur la qualité de l’air dans l’agglomération de Nancy.</text:span></text:span></text:p>
        </text:list-item>
        <text:list-item>
          <text:p text:style-name="P24"><text:span text:style-name="Police_20_par_20_défaut"><text:span text:style-name="T4">La grande différence se fait au niveau de la présentation des informations : l’une en données structurés dans un fichier JSON, et l’autre un site web avec une structure HTML /CSS, plus agréable pour un utilisateur lambda.</text:span></text:span></text:p>
        </text:list-item>
      </text:list>
      <text:p text:style-name="Preformatted_20_Text"/>
      <text:p text:style-name="Subtitle"><text:span text:style-name="Police_20_par_20_défaut"><text:span text:style-name="T19">Des formats variés</text:span></text:span></text:p>
      <text:list xml:id="list460268878" text:style-name="L4">
        <text:list-item>
          <text:p text:style-name="P26">Cette URI renvoie des données sur des prévisions météorologiques concernant une position géographique (coordonnées de celle-ci en requête dans l’URI)</text:p>
        </text:list-item>
        <text:list-item>
          <text:p text:style-name="P26">Description des champs :</text:p>
          <text:list>
            <text:list-item>
              <text:p text:style-name="P26">échéance : données enregistrées à un instant T</text:p>
            </text:list-item>
            <text:list-item>
              <text:p text:style-name="P26">température : les différentes températures en Kelvin</text:p>
            </text:list-item>
            <text:list-item>
              <text:p text:style-name="P26">pression : pression atmosphérique ramenée au niveau de la mer</text:p>
            </text:list-item>
            <text:list-item>
              <text:p text:style-name="P25"><text:span text:style-name="Police_20_par_20_défaut"><text:span text:style-name="T11">pluie : précipitation tombée en 1h</text:span></text:span></text:p>
            </text:list-item>
            <text:list-item>
              <text:p text:style-name="P25"><text:span text:style-name="Police_20_par_20_défaut"><text:span text:style-name="T11">humidité : taux d’humidité %</text:span></text:span></text:p>
            </text:list-item>
            <text:list-item>
              <text:p text:style-name="P25"><text:span text:style-name="Police_20_par_20_défaut"><text:span text:style-name="T11">vent moyen : vitesse du vent en moyenne (km/h)</text:span></text:span></text:p>
            </text:list-item>
            <text:list-item>
              <text:p text:style-name="P25"><text:span text:style-name="Police_20_par_20_défaut"><text:span text:style-name="T11">vent rafales : vitesse des rafales de vent</text:span></text:span></text:p>
            </text:list-item>
            <text:list-item>
              <text:p text:style-name="P25"><text:span text:style-name="Police_20_par_20_défaut"><text:span text:style-name="T11">vent direction : direction du vent en cardinalités (degrés)</text:span></text:span></text:p>
            </text:list-item>
            <text:list-item>
              <text:p text:style-name="P25"><text:span text:style-name="Police_20_par_20_défaut"><text:span text:style-name="T11">iso zéro : l'altitude minimale à laquelle la température atteint la valeur de </text:span></text:span><text:span text:style-name="Police_20_par_20_défaut"><text:span text:style-name="T12">0</text:span></text:span><text:span text:style-name="Police_20_par_20_défaut"><text:span text:style-name="T11"> en m</text:span></text:span></text:p>
            </text:list-item>
            <text:list-item>
              <text:p text:style-name="P25"><text:span text:style-name="Police_20_par_20_défaut"><text:span text:style-name="T11">risque neige : risque de neige actuel</text:span></text:span></text:p>
            </text:list-item>
            <text:list-item>
              <text:p text:style-name="P25"><text:span text:style-name="Police_20_par_20_défaut"><text:span text:style-name="T11">cape : énergie potentielle représentant le niveau de possibilités d’orages en J/kg</text:span></text:span></text:p>
            </text:list-item>
            <text:list-item>
              <text:p text:style-name="P26">nébulosité : part de ciel couvert</text:p>
            </text:list-item>
          </text:list>
        </text:list-item>
        <text:list-item>
          <text:p text:style-name="P25"><text:span text:style-name="Police_20_par_20_défaut"><text:span text:style-name="T11">Ce document est structuré sous forme de balise, un format retrouvé dans différents langages comme le XML, HTML, …</text:span></text:span></text:p>
        </text:list-item>
        <text:list-item>
          <text:p text:style-name="P25"><text:span text:style-name="Police_20_par_20_défaut"><text:span text:style-name="T14">Auparavant, les données étaient structurées sous forme d’objets, d’attributs, de tableaux. Nous retrouvons ici un format XML, composé de balises.</text:span></text:span></text:p>
        </text:list-item>
      </text:list>
      <text:p text:style-name="P3"/>
      <text:p text:style-name="P3"/>
      <text:p text:style-name="P3"/>
      <text:list xml:id="list115129036672880" text:continue-numbering="true" text:style-name="L4">
        <text:list-item>
          <text:p text:style-name="P25"><text:span text:style-name="Police_20_par_20_défaut"><text:span text:style-name="T11">Cette URI renvoie des informations concernant le suivi de l’épidémie Covid-19 sur le territoire Français.</text:span></text:span></text:p>
        </text:list-item>
        <text:list-item>
          <text:p text:style-name="P25"><text:span text:style-name="Police_20_par_20_défaut"><text:span text:style-name="T11">Description des champs :</text:span></text:span></text:p>
          <text:list>
            <text:list-item>
              <text:p text:style-name="P38"><text:span text:style-name="Source_20_Text"><text:span text:style-name="T10">'date'</text:span></text:span><text:span text:style-name="Police_20_par_20_défaut"><text:span text:style-name="T17"> = Date</text:span></text:span></text:p>
            </text:list-item>
            <text:list-item>
              <text:p text:style-name="P38"><text:span text:style-name="Source_20_Text"><text:span text:style-name="T1">'dep'</text:span></text:span><text:span text:style-name="Police_20_par_20_défaut"><text:span text:style-name="T1">= Département</text:span></text:span></text:p>
            </text:list-item>
            <text:list-item>
              <text:p text:style-name="P38"><text:span text:style-name="Source_20_Text"><text:span text:style-name="T1">'reg'</text:span></text:span><text:span text:style-name="Police_20_par_20_défaut"><text:span text:style-name="T1">= Région</text:span></text:span></text:p>
            </text:list-item>
            <text:list-item>
              <text:p text:style-name="P38"><text:span text:style-name="Source_20_Text"><text:span text:style-name="T1">'lib_dep'</text:span></text:span><text:span text:style-name="Police_20_par_20_défaut"><text:span text:style-name="T1">= libellé département</text:span></text:span></text:p>
            </text:list-item>
            <text:list-item>
              <text:p text:style-name="P38"><text:span text:style-name="Source_20_Text"><text:span text:style-name="T1">'lib_reg'</text:span></text:span><text:span text:style-name="Police_20_par_20_défaut"><text:span text:style-name="T1">= libellé région</text:span></text:span></text:p>
            </text:list-item>
            <text:list-item>
              <text:p text:style-name="P42"><text:span text:style-name="Source_20_Text"><text:span text:style-name="T1">'hosp'</text:span></text:span><text:span text:style-name="Police_20_par_20_défaut"><text:span text:style-name="T1">= Nombre de patients actuellement hospitalisés pour COVID-19.</text:span></text:span></text:p>
            </text:list-item>
            <text:list-item>
              <text:p text:style-name="P38"><text:span text:style-name="Source_20_Text"><text:span text:style-name="T1">'incid_hosp'</text:span></text:span><text:span text:style-name="Police_20_par_20_défaut"><text:span text:style-name="T1">= Nombre de nouveaux patients hospitalisés au cours des dernières 24h.</text:span></text:span></text:p>
            </text:list-item>
            <text:list-item>
              <text:p text:style-name="P38"><text:soft-page-break/><text:span text:style-name="Source_20_Text"><text:span text:style-name="T1">'rea'</text:span></text:span><text:span text:style-name="Police_20_par_20_défaut"><text:span text:style-name="T1">= Nombre de patients actuellement en réanimation ou en soins intensifs.</text:span></text:span></text:p>
            </text:list-item>
            <text:list-item>
              <text:p text:style-name="P38"><text:span text:style-name="Source_20_Text"><text:span text:style-name="T1">'incid_rea'</text:span></text:span><text:span text:style-name="Police_20_par_20_défaut"><text:span text:style-name="T1">= Nombre de nouveaux patients admis en réanimation au cours des dernières 24h.</text:span></text:span></text:p>
            </text:list-item>
            <text:list-item>
              <text:p text:style-name="P38"><text:span text:style-name="Source_20_Text"><text:span text:style-name="T1">'rad'</text:span></text:span><text:span text:style-name="Police_20_par_20_défaut"><text:span text:style-name="T1">= Nombre cumulé de patients ayant été hospitalisés pour COVID-19 et de retour à domicile en raison de l'amélioration de leur état de santé.</text:span></text:span></text:p>
            </text:list-item>
            <text:list-item>
              <text:p text:style-name="P38"><text:span text:style-name="Source_20_Text"><text:span text:style-name="T1">'incid_rad'</text:span></text:span><text:span text:style-name="Police_20_par_20_défaut"><text:span text:style-name="T1">= Nouveaux retours à domicile au cours des dernières 24h.</text:span></text:span></text:p>
            </text:list-item>
            <text:list-item>
              <text:p text:style-name="P42"><text:span text:style-name="Source_20_Text"><text:span text:style-name="T1">'dchosp'</text:span></text:span><text:span text:style-name="Police_20_par_20_défaut"><text:span text:style-name="T1">= Décès à l’hôpital</text:span></text:span></text:p>
            </text:list-item>
            <text:list-item>
              <text:p text:style-name="P38"><text:span text:style-name="Source_20_Text"><text:span text:style-name="T1">'incid_dchosp'</text:span></text:span><text:span text:style-name="Police_20_par_20_défaut"><text:span text:style-name="T1">= Nouveaux patients décédés à l’hôpital au cours des dernières 24h.</text:span></text:span></text:p>
            </text:list-item>
            <text:list-item>
              <text:p text:style-name="P38"><text:span text:style-name="Source_20_Text"><text:span text:style-name="T1">'esms_dc'</text:span></text:span><text:span text:style-name="Police_20_par_20_défaut"><text:span text:style-name="T1">= Décès en ESMS (Etablissements et Services Médico-Sociaux)</text:span></text:span></text:p>
            </text:list-item>
            <text:list-item>
              <text:p text:style-name="P38"><text:span text:style-name="Source_20_Text"><text:span text:style-name="T1">'dc_tot'</text:span></text:span><text:span text:style-name="Police_20_par_20_défaut"><text:span text:style-name="T1">= Cumul des décès (cumul des décès constatés à l'hôpital et en ESMS)</text:span></text:span></text:p>
            </text:list-item>
            <text:list-item>
              <text:p text:style-name="P42"><text:span text:style-name="Source_20_Text"><text:span text:style-name="T1">'conf'</text:span></text:span><text:span text:style-name="Police_20_par_20_défaut"><text:span text:style-name="T1">= Nombre de cas confirmés</text:span></text:span></text:p>
            </text:list-item>
            <text:list-item>
              <text:p text:style-name="P42"><text:span text:style-name="Source_20_Text"><text:span text:style-name="T1">'conf_j1'</text:span></text:span><text:span text:style-name="Police_20_par_20_défaut"><text:span text:style-name="T1">= Nombre de nouveaux cas confirmés (J-1 date de résultats)</text:span></text:span></text:p>
            </text:list-item>
            <text:list-item>
              <text:p text:style-name="P42"><text:span text:style-name="Source_20_Text"><text:span text:style-name="T1">'pos'</text:span></text:span><text:span text:style-name="Police_20_par_20_défaut"><text:span text:style-name="T1">= Nombre de personnes déclarées positives (J-3 date de prélèvement)</text:span></text:span></text:p>
            </text:list-item>
            <text:list-item>
              <text:p text:style-name="P38"><text:span text:style-name="Source_20_Text"><text:span text:style-name="T1">'pos_7j'</text:span></text:span><text:span text:style-name="Police_20_par_20_défaut"><text:span text:style-name="T1"> = Nombre de personnes déclarées positives sur une semaine (J-3 date de prélèvement)</text:span></text:span></text:p>
            </text:list-item>
            <text:list-item>
              <text:p text:style-name="P38"><text:span text:style-name="Source_20_Text"><text:span text:style-name="T1">'esms_cas'</text:span></text:span><text:span text:style-name="Police_20_par_20_défaut"><text:span text:style-name="T1"> = Cas confirmés en ESMS</text:span></text:span></text:p>
            </text:list-item>
            <text:list-item>
              <text:p text:style-name="P38"><text:span text:style-name="Source_20_Text"><text:span text:style-name="T1">'tx_pos'</text:span></text:span><text:span text:style-name="Police_20_par_20_défaut"><text:span text:style-name="T1">= </text:span></text:span><text:span text:style-name="Strong_20_Emphasis"><text:span text:style-name="T1">Taux de positivité</text:span></text:span><text:span text:style-name="Police_20_par_20_défaut"><text:span text:style-name="T1"> des tests virologiques sur le nombre total de personnes testées positives ou négatives sur une période donnée</text:span></text:span></text:p>
            </text:list-item>
            <text:list-item>
              <text:p text:style-name="P38"><text:span text:style-name="Source_20_Text"><text:span text:style-name="T1">'tx_incid'</text:span></text:span><text:span text:style-name="Police_20_par_20_défaut"><text:span text:style-name="T1">= </text:span></text:span><text:span text:style-name="Strong_20_Emphasis"><text:span text:style-name="T1">Taux d'incidence </text:span></text:span><text:span text:style-name="Police_20_par_20_défaut"><text:span text:style-name="T1">: nombre de personnes testées positives (pour la première fois depuis plus de 60 jours pour 100000 habitants.</text:span></text:span></text:p>
            </text:list-item>
            <text:list-item>
              <text:p text:style-name="P38"><text:span text:style-name="Source_20_Text"><text:span text:style-name="T1">'TO'</text:span></text:span><text:span text:style-name="Police_20_par_20_défaut"><text:span text:style-name="T1">= </text:span></text:span><text:span text:style-name="Strong_20_Emphasis"><text:span text:style-name="T1">Taux d'occupation</text:span></text:span><text:span text:style-name="Police_20_par_20_défaut"><text:span text:style-name="T1"> : tension hospitalière sur la capacité en réanimation</text:span></text:span></text:p>
            </text:list-item>
            <text:list-item>
              <text:p text:style-name="P38"><text:span text:style-name="Source_20_Text"><text:span text:style-name="T10">'R'</text:span></text:span><text:span text:style-name="Police_20_par_20_défaut"><text:span text:style-name="T17">= </text:span></text:span><text:span text:style-name="Strong_20_Emphasis"><text:span text:style-name="T18">Facteur de reproduction du virus </text:span></text:span><text:span text:style-name="Police_20_par_20_défaut"><text:span text:style-name="T17">: nombre moyen de personnes qu’une personne infectée peut contaminer</text:span></text:span></text:p>
            </text:list-item>
          </text:list>
        </text:list-item>
        <text:list-item>
          <text:p text:style-name="P25"><text:span text:style-name="Police_20_par_20_défaut"><text:span text:style-name="T11">Cette information est structurée dans un tableau CSV.</text:span></text:span></text:p>
        </text:list-item>
      </text:list>
      <text:p text:style-name="Text_20_body"/>
      <text:p text:style-name="P11"/>
      <text:p text:style-name="P5">Construire ses propres requêtes</text:p>
      <text:h text:style-name="P18" text:outline-level="2">Détailler une requête en croisant des informations</text:h>
      <text:p text:style-name="Preformatted_20_Text"><text:span text:style-name="Police_20_par_20_défaut"><text:span text:style-name="T11">Lien liste des stations : </text:span></text:span><text:a xlink:type="simple" xlink:href="http://www.velostanlib.fr/service/carto" office:target-frame-name="_top" xlink:show="replace" text:style-name="Internet_20_link" text:visited-style-name="Visited_20_Internet_20_Link">www.velostanlib.fr/service/carto</text:a></text:p>
      <text:p text:style-name="Preformatted_20_Text"><text:span text:style-name="Police_20_par_20_défaut"><text:span text:style-name="T11">Lien disponibilité station n°27 : </text:span></text:span><text:a xlink:type="simple" xlink:href="http://www.velostanlib.fr/service/stationdetails/nancy/27" office:target-frame-name="_top" xlink:show="replace" text:style-name="Internet_20_link" text:visited-style-name="Visited_20_Internet_20_Link">www.velostanlib.fr/service/stationdetails/nancy/27</text:a></text:p>
      <text:p text:style-name="Preformatted_20_Text"/>
      <text:list xml:id="list2969594386" text:style-name="L5">
        <text:list-item>
          <text:p text:style-name="P27"><text:span text:style-name="Police_20_par_20_défaut"><text:span text:style-name="T11">Les données du lien des listes de stations sont structurées en balises XML, chacune représenté par la balise, ou champ, </text:span></text:span><text:span text:style-name="Police_20_par_20_défaut"><text:span text:style-name="T15">marker</text:span></text:span><text:span text:style-name="Police_20_par_20_défaut"><text:span text:style-name="T16"> </text:span></text:span><text:span text:style-name="Police_20_par_20_défaut"><text:span text:style-name="T11">(signifie le point géographique) et différents attributs comme l’id, l’adresse, les coordonnées (latitude, longitude), …</text:span></text:span></text:p>
        </text:list-item>
        <text:list-item>
          <text:p text:style-name="P27"><text:soft-page-break/><text:span text:style-name="Police_20_par_20_défaut"><text:span text:style-name="T11">Les données du lien de la disponibilité d’une station sont structurées en XML, avec différents champs tel que </text:span></text:span><text:span text:style-name="Police_20_par_20_défaut"><text:span text:style-name="T15">avaible</text:span></text:span><text:span text:style-name="Police_20_par_20_défaut"><text:span text:style-name="T11"> (nombre de vélos disponibles), </text:span></text:span><text:span text:style-name="Police_20_par_20_défaut"><text:span text:style-name="T15">free </text:span></text:span><text:span text:style-name="Police_20_par_20_défaut"><text:span text:style-name="T11">(nombre d’attaches disponibles) ,</text:span></text:span><text:span text:style-name="Police_20_par_20_défaut"><text:span text:style-name="T15">total </text:span></text:span><text:span text:style-name="Police_20_par_20_défaut"><text:span text:style-name="T11">(nombre de points d’attache au total), </text:span></text:span><text:span text:style-name="Police_20_par_20_défaut"><text:span text:style-name="T15">open</text:span></text:span><text:span text:style-name="Police_20_par_20_défaut"><text:span text:style-name="T11">(statut ouverture de la station), …</text:span></text:span></text:p>
        </text:list-item>
      </text:list>
      <text:p text:style-name="Preformatted_20_Text"/>
      <text:list xml:id="list115127704478769" text:continue-numbering="true" text:style-name="L5">
        <text:list-item>
          <text:p text:style-name="P27"><text:span text:style-name="Police_20_par_20_défaut"><text:span text:style-name="T11">Dans les données XML de la liste des stations, je recherche une adresse : en face du 1 Boulevard Charlemagne Nancy, je récupère l’id, et l’applique dans ma deuxième requête : </text:span></text:span><text:a xlink:type="simple" xlink:href="http://www.velostanlib.fr/service/stationdetails/nancy/32" office:target-frame-name="_top" xlink:show="replace" text:style-name="Internet_20_link" text:visited-style-name="Visited_20_Internet_20_Link"><text:span text:style-name="Police_20_par_20_défaut"><text:span text:style-name="T20">www.velostanlib.fr/service/stationdetails/nancy/32</text:span></text:span></text:a></text:p>
          <text:list>
            <text:list-item>
              <text:p text:style-name="P27"><text:span text:style-name="Police_20_par_20_défaut"><text:span text:style-name="T11">avaible : 5</text:span></text:span></text:p>
            </text:list-item>
            <text:list-item>
              <text:p text:style-name="P27"><text:span text:style-name="Police_20_par_20_défaut"><text:span text:style-name="T11">free : 10</text:span></text:span></text:p>
            </text:list-item>
          </text:list>
        </text:list-item>
      </text:list>
      <text:h text:style-name="P18" text:outline-level="2">Utiliser les requêtes comme outils de recherches …</text:h>
      <text:p text:style-name="Preformatted_20_Text"><text:span text:style-name="Police_20_par_20_défaut"><text:span text:style-name="T11"><text:s/>1. </text:span></text:span><text:span text:style-name="Police_20_par_20_défaut"><text:span text:style-name="T16">Open Movie Database</text:span></text:span></text:p>
      <text:list xml:id="list2401948330" text:style-name="L6">
        <text:list-item>
          <text:p text:style-name="P28"><text:span text:style-name="Police_20_par_20_défaut"><text:span text:style-name="T11">Cette requête </text:span></text:span><text:a xlink:type="simple" xlink:href="http://www.omdbapi.com/?apikey=7403b6e6&amp;s=The%20Social%20Network&amp;r=XML" office:target-frame-name="_top" xlink:show="replace" text:style-name="Internet_20_link" text:visited-style-name="Visited_20_Internet_20_Link"><text:span text:style-name="Police_20_par_20_défaut">http://www.omdbapi.com/?apikey=7403b6e6&amp;s=The%20Social%20Network&amp;r=XML</text:span></text:a><text:span text:style-name="Police_20_par_20_défaut"><text:span text:style-name="T20"> </text:span></text:span><text:span text:style-name="Police_20_par_20_défaut"><text:span text:style-name="T11">renvoie une structure de données en XML d’une liste de film comportant la chaine de caractères « The Social Network »</text:span></text:span></text:p>
        </text:list-item>
        <text:list-item>
          <text:p text:style-name="P28"><text:span text:style-name="Police_20_par_20_défaut"><text:span text:style-name="T11">Le format de retour est en XML (précisé dans l’URI avec l’attribut </text:span></text:span><text:span text:style-name="Police_20_par_20_défaut"><text:span text:style-name="T13">r</text:span></text:span><text:span text:style-name="Police_20_par_20_défaut"><text:span text:style-name="T11">)</text:span></text:span></text:p>
        </text:list-item>
        <text:list-item>
          <text:p text:style-name="P28"><text:span text:style-name="Police_20_par_20_défaut"><text:span text:style-name="T11">URI pour trouver l’affiche du film The Social Network par David Fincher :</text:span></text:span></text:p>
        </text:list-item>
        <text:list-item>
          <text:p text:style-name="P29"><text:a xlink:type="simple" xlink:href="http://www.omdbapi.com/?apikey=7403b6e6&amp;i=tt1285016&amp;r=XML" office:target-frame-name="_top" xlink:show="replace" text:style-name="Internet_20_link" text:visited-style-name="Visited_20_Internet_20_Link"><text:span text:style-name="Police_20_par_20_défaut">www.omdbapi.com/?apikey=7403b6e6&amp;i=tt1285016&amp;r=XM</text:span></text:a><text:a xlink:type="simple" xlink:href="http://www.omdbapi.com/?apikey=7403b6e6&amp;i=tt1285016&amp;r=XML" office:target-frame-name="_top" xlink:show="replace" text:style-name="Internet_20_link" text:visited-style-name="Visited_20_Internet_20_Link"><text:span text:style-name="Police_20_par_20_défaut">L</text:span></text:a></text:p>
        </text:list-item>
        <text:list-item>
          <text:p text:style-name="P29"><text:a xlink:type="simple" xlink:href="http://www.omdbapi.com/?apikey=7403b6e6&amp;r=XML&amp;t=Fight%20Club" office:target-frame-name="_top" xlink:show="replace" text:style-name="Internet_20_link" text:visited-style-name="Visited_20_Internet_20_Link"><text:span text:style-name="Police_20_par_20_défaut"><text:span text:style-name="T20">www.omdbapi.com/?apikey=7403b6e6&amp;r=XML&amp;t=Fight%20Club</text:span></text:span></text:a></text:p>
        </text:list-item>
        <text:list-item>
          <text:p text:style-name="P29"><text:a xlink:type="simple" xlink:href="http://www.omdbapi.com/?apikey=7403b6e6&amp;r=XML&amp;s=Avengers" office:target-frame-name="_top" xlink:show="replace" text:style-name="Internet_20_link" text:visited-style-name="Visited_20_Internet_20_Link"><text:span text:style-name="Police_20_par_20_défaut"><text:span text:style-name="T20">www.omdbapi.com/?apikey=7403b6e6&amp;r=XML&amp;s=Avengers</text:span></text:span></text:a></text:p>
        </text:list-item>
        <text:list-item>
          <text:p text:style-name="P29"><text:a xlink:type="simple" xlink:href="http://www.omdbapi.com/?apikey=7403b6e6&amp;r=XML&amp;s=The%20Wolf%20of%20Wall" office:target-frame-name="_top" xlink:show="replace" text:style-name="Internet_20_link" text:visited-style-name="Visited_20_Internet_20_Link"><text:span text:style-name="Police_20_par_20_défaut"><text:span text:style-name="T20">www.omdbapi.com/?apikey=7403b6e6&amp;r=XML&amp;s=The%20Wolf%20of%20Wall</text:span></text:span></text:a></text:p>
        </text:list-item>
        <text:list-item>
          <text:p text:style-name="P28"><text:span text:style-name="Police_20_par_20_défaut"><text:span text:style-name="T21">Il est possible de changer le format des données en modifiant le paramètre </text:span></text:span><text:span text:style-name="Police_20_par_20_défaut"><text:span text:style-name="T22">r dans</text:span></text:span><text:span text:style-name="Police_20_par_20_défaut"><text:span text:style-name="T21"> l’URI : XML-&gt;JSON</text:span></text:span></text:p>
        </text:list-item>
      </text:list>
      <text:p text:style-name="Preformatted_20_Text"><text:span text:style-name="Police_20_par_20_défaut"><text:span text:style-name="T11">2. </text:span></text:span><text:span text:style-name="Police_20_par_20_défaut"><text:span text:style-name="T16">Wikipédia</text:span></text:span></text:p>
      <text:list xml:id="list1173890979" text:style-name="L7">
        <text:list-item>
          <text:p text:style-name="P31"><text:span text:style-name="Police_20_par_20_défaut"><text:span text:style-name="T11">En modifiant le paramètre </text:span></text:span><text:span text:style-name="Police_20_par_20_défaut"><text:span text:style-name="T15">srsearch</text:span></text:span><text:span text:style-name="Police_20_par_20_défaut"><text:span text:style-name="T16"> </text:span></text:span><text:span text:style-name="Police_20_par_20_défaut"><text:span text:style-name="T11">de la requête, l’attribut </text:span></text:span><text:span text:style-name="Police_20_par_20_défaut"><text:span text:style-name="T15">totalhits</text:span></text:span><text:span text:style-name="Police_20_par_20_défaut"><text:span text:style-name="T11"> de la balise </text:span></text:span><text:span text:style-name="Police_20_par_20_défaut"><text:span text:style-name="T15">searchinfo </text:span></text:span><text:span text:style-name="Police_20_par_20_défaut"><text:span text:style-name="T11">change, il s’agit du nombre de résultat trouvé pour la valeur du paramètre </text:span></text:span><text:span text:style-name="Police_20_par_20_défaut"><text:span text:style-name="T15">srsearch</text:span></text:span></text:p>
        </text:list-item>
        <text:list-item>
          <text:p text:style-name="P31"><text:span text:style-name="Police_20_par_20_défaut"><text:span text:style-name="T11">Il existe </text:span></text:span><text:span text:style-name="Police_20_par_20_défaut"><text:span text:style-name="T13">8</text:span></text:span><text:span text:style-name="Police_20_par_20_défaut"><text:span text:style-name="T11"> options de format : json, jsonfm, none, php, phpfm, rawfm, wml, xmlfm</text:span></text:span></text:p>
          <text:list>
            <text:list-item>
              <text:p text:style-name="P31"><text:span text:style-name="Police_20_par_20_défaut"><text:span text:style-name="T13">fm</text:span></text:span><text:span text:style-name="Police_20_par_20_défaut"><text:span text:style-name="T11"> est u option de représentation en HTML</text:span></text:span></text:p>
            </text:list-item>
          </text:list>
        </text:list-item>
        <text:list-item>
          <text:p text:style-name="P30"><text:span text:style-name="Police_20_par_20_défaut"><text:span text:style-name="T23">f</text:span></text:span><text:a xlink:type="simple" xlink:href="http://r.wikipedia.org/w/api.php?format=xmlfm&amp;action=query&amp;list=search&amp;srsearch=iut%20charlemagne" office:target-frame-name="_top" xlink:show="replace" text:style-name="Internet_20_link" text:visited-style-name="Visited_20_Internet_20_Link"><text:span text:style-name="Police_20_par_20_défaut">r.wikipedia.org/w/api.php?format=xmlfm&amp;action=query&amp;list=search&amp;srsearch=iut%20charlemagne</text:span></text:a></text:p>
        </text:list-item>
        <text:list-item>
          <text:p text:style-name="P30"><text:a xlink:type="simple" xlink:href="http://fr.wikipedia.org/w/api.php?format=json&amp;action=query&amp;list=search&amp;srsearch=html5" office:target-frame-name="_top" xlink:show="replace" text:style-name="Internet_20_link" text:visited-style-name="Visited_20_Internet_20_Link"><text:span text:style-name="Police_20_par_20_défaut"><text:span text:style-name="T23">fr.wikipedia.org/w/api.php?format=json&amp;action=query&amp;list=search&amp;srsearch=html5</text:span></text:span></text:a></text:p>
        </text:list-item>
        <text:list-item>
          <text:p text:style-name="P30"><text:a xlink:type="simple" xlink:href="http://fr.wikipedia.org/w/api.php?format=phpfm&amp;action=query&amp;list=search&amp;srsearch=interopérabilité" office:target-frame-name="_top" xlink:show="replace" text:style-name="Internet_20_link" text:visited-style-name="Visited_20_Internet_20_Link"><text:span text:style-name="Police_20_par_20_défaut"><text:span text:style-name="T23">fr.wikipedia.org/w/api.php?format=phpfm&amp;action=query&amp;list=search&amp;srsearch=interopérabilité</text:span></text:span></text:a></text:p>
        </text:list-item>
      </text:list>
      <text:p text:style-name="P4"/>
      <text:h text:style-name="P18" text:outline-level="2"><text:bookmark text:name="yui_3_17_2_1_1637160548259_90"/>D'autres exemples ?</text:h>
      <text:list xml:id="list2944767144" text:style-name="L8">
        <text:list-item>
          <text:p text:style-name="P40">Curiosity</text:p>
          <text:list>
            <text:list-item>
              <text:p text:style-name="P40">api.nasa.gov/mars-photos/api/v1/rovers/curiosity/photos?sol=1000&amp;camera=fhaz&amp;api_key=kdlIh4yvdWnDv8ag5AYZpCrlYWU8dfU4V1fACMc0</text:p>
            </text:list-item>
            <text:list-item>
              <text:p text:style-name="P40">api.nasa.gov/mars-photos/api/v1/rovers/curiosity/photos?sol=1200&amp;camera=mast&amp;api_key=kdlIh4yvdWnDv8ag5AYZpCrlYWU8dfU4V1fACMc0</text:p>
            </text:list-item>
            <text:list-item>
              <text:p text:style-name="P40">api.nasa.gov/mars-photos/api/v1/rovers/curiosity/photos?<text:soft-page-break/>sol=2000&amp;camera=rhaz&amp;api_key=kdlIh4yvdWnDv8ag5AYZpCrlYWU8dfU4V1fACMc0</text:p>
            </text:list-item>
            <text:list-item>
              <text:p text:style-name="P40">api.nasa.gov/mars-photos/api/v1/rovers/curiosity/photos?sol=2000&amp;camera=chemcam&amp;api_key=kdlIh4yvdWnDv8ag5AYZpCrlYWU8dfU4V1fACMc0</text:p>
            </text:list-item>
          </text:list>
        </text:list-item>
      </text:list>
      <text:p text:style-name="P8"/>
      <text:list xml:id="list115129036958108" text:continue-numbering="true" text:style-name="L8">
        <text:list-item>
          <text:list>
            <text:list-item>
              <text:p text:style-name="P40">api.nasa.gov/mars-photos/api/v1/rovers/curiosity/photos?sol=2000&amp;camera=mahli&amp;api_key=kdlIh4yvdWnDv8ag5AYZpCrlYWU8dfU4V1fACMc0</text:p>
            </text:list-item>
            <text:list-item>
              <text:p text:style-name="P40">api.nasa.gov/mars-photos/api/v1/rovers/curiosity/photos?sol=1100&amp;camera=mardi&amp;api_key=kdlIh4yvdWnDv8ag5AYZpCrlYWU8dfU4V1fACMc0</text:p>
            </text:list-item>
            <text:list-item>
              <text:p text:style-name="P40">api.nasa.gov/mars-photos/api/v1/rovers/curiosity/photos?sol=100&amp;camera=navcam&amp;api_key=kdlIh4yvdWnDv8ag5AYZpCrlYWU8dfU4V1fACMc0</text:p>
            </text:list-item>
          </text:list>
        </text:list-item>
        <text:list-item>
          <text:p text:style-name="P40">Caméras de Opportunity : FHAZ, RHAZ, NAVCAM, PANCAM, MINITES</text:p>
        </text:list-item>
        <text:list-item>
          <text:p text:style-name="P39"><text:span text:style-name="Police_20_par_20_défaut"><text:span text:style-name="T1">Caméras de Spirit: FHAZ, RHAZ, NAVCAM, PANCAM, MINITES</text:span></text:span></text:p>
        </text:list-item>
      </text:list>
      <text:h text:style-name="P18" text:outline-level="2">Ces formats peuvent aussi permettre des échanges</text:h>
      <text:p text:style-name="P12"/>
      <text:p text:style-name="P13">1. Sur Google Maps, lors de l’exportation d’une carte précédemment crée, on retrouve 1 format de fichier : <text:span text:style-name="T25">KML</text:span> (<text:span text:style-name="T25">KMZ</text:span><text:span text:style-name="T26"> est la version compressé de </text:span><text:span text:style-name="T25">KML</text:span>)<text:span text:style-name="T25">. </text:span><text:span text:style-name="T26">En étudiant ce fichier, on retrouve une structure de données sous forme de balise</text:span></text:p>
      <text:p text:style-name="Text_20_body"/>
      <text:h text:style-name="P18" text:outline-level="2">Mais ce n’est qu’un début</text:h>
      <text:p text:style-name="Normal">Les sites de ce type apportent une mise à jour régulière des données, et donc facilite l’utilisation de celle-ci dans des projets concernant une ville de développement. Les open data permettent d’utiliser des ressources déjà existante et prête à l’emploi, ce qui facilite son utilisation et l’intégration dans une application.</text:p>
      <text:p text:style-name="P9"/>
      <text:h text:style-name="P18" text:outline-level="2">Des données disponibles mais aux constructions parfois opaques…</text:h>
      <text:p text:style-name="Text_20_body"><text:span text:style-name="Police_20_par_20_défaut"><text:span text:style-name="T8">Url documentation : </text:span></text:span><text:a xlink:type="simple" xlink:href="https://adresse.data.gouv.fr/api-doc/adresse" office:target-frame-name="_top" xlink:show="replace" text:style-name="Internet_20_link" text:visited-style-name="Visited_20_Internet_20_Link"><text:span text:style-name="Lien_20_hypertexte"><text:span text:style-name="T8">https://adresse.data.gouv.fr/api-doc/adresse</text:span></text:span></text:a></text:p>
      <text:p text:style-name="Text_20_body"><text:soft-page-break/><text:span text:style-name="Police_20_par_20_défaut"><text:span text:style-name="T8">Préocupation contemporaines, la nouvelle requête : </text:span></text:span><text:a xlink:type="simple" xlink:href="https://services3.arcgis.com/Is0UwT37raQYl9Jj/arcgis/rest/services/ind_grandest/FeatureServer/0/query?where=lib_zone%3D%27Ligny-en-Barrois%27&amp;objectIds=&amp;time=&amp;geometry=&amp;geometryType=esriGeometryEnvelope&amp;inSR=&amp;spatialRel=esriSpatialRelIntersects&amp;resultType=none&amp;distance=0.0&amp;units=esriSRUnit_Meter&amp;returnGeodetic=false&amp;outFields=*&amp;returnGeometry=true&amp;featureEncoding=esriDefault&amp;multipatchOption=xyFootprint&amp;maxAllowableOffset=&amp;geometryPrecision=&amp;outSR=&amp;datumTransformation=&amp;applyVCSProjection=false&amp;returnIdsOnly=false&amp;returnUniqueIdsOnly=false&amp;returnCountOnly=false&amp;returnExtentOnly=false&amp;returnQueryGeometry=false&amp;returnDistinctValues=false&amp;cacheHint=false&amp;orderByFields=&amp;groupByFieldsForStatistics=&amp;outStatistics=&amp;having=&amp;resultOffset=&amp;resultRecordCount=&amp;returnZ=false&amp;returnM=false&amp;returnExceededLimitFeatures=true&amp;quantizationParameters=&amp;sqlFormat=none&amp;f=html&amp;token=" office:target-frame-name="_top" xlink:show="replace" text:style-name="Internet_20_link" text:visited-style-name="Visited_20_Internet_20_Link"><text:span text:style-name="Lien_20_hypertexte"><text:span text:style-name="T8">https://services3.arcgis.com/Is0UwT37raQYl9Jj/arcgis/rest/services/ind_grandest/FeatureServer/0/query?where=lib_zone%3D%27</text:span></text:span></text:a><text:a xlink:type="simple" xlink:href="https://services3.arcgis.com/Is0UwT37raQYl9Jj/arcgis/rest/services/ind_grandest/FeatureServer/0/query?where=lib_zone%3D%27Ligny-en-Barrois%27&amp;objectIds=&amp;time=&amp;geometry=&amp;geometryType=esriGeometryEnvelope&amp;inSR=&amp;spatialRel=esriSpatialRelIntersects&amp;resultType=none&amp;distance=0.0&amp;units=esriSRUnit_Meter&amp;returnGeodetic=false&amp;outFields=*&amp;returnGeometry=true&amp;featureEncoding=esriDefault&amp;multipatchOption=xyFootprint&amp;maxAllowableOffset=&amp;geometryPrecision=&amp;outSR=&amp;datumTransformation=&amp;applyVCSProjection=false&amp;returnIdsOnly=false&amp;returnUniqueIdsOnly=false&amp;returnCountOnly=false&amp;returnExtentOnly=false&amp;returnQueryGeometry=false&amp;returnDistinctValues=false&amp;cacheHint=false&amp;orderByFields=&amp;groupByFieldsForStatistics=&amp;outStatistics=&amp;having=&amp;resultOffset=&amp;resultRecordCount=&amp;returnZ=false&amp;returnM=false&amp;returnExceededLimitFeatures=true&amp;quantizationParameters=&amp;sqlFormat=none&amp;f=html&amp;token=" office:target-frame-name="_top" xlink:show="replace" text:style-name="Internet_20_link" text:visited-style-name="Visited_20_Internet_20_Link"><text:span text:style-name="Lien_20_hypertexte"><text:span text:style-name="T24">Ligny-en-Barrois</text:span></text:span></text:a><text:a xlink:type="simple" xlink:href="https://services3.arcgis.com/Is0UwT37raQYl9Jj/arcgis/rest/services/ind_grandest/FeatureServer/0/query?where=lib_zone%3D%27Ligny-en-Barrois%27&amp;objectIds=&amp;time=&amp;geometry=&amp;geometryType=esriGeometryEnvelope&amp;inSR=&amp;spatialRel=esriSpatialRelIntersects&amp;resultType=none&amp;distance=0.0&amp;units=esriSRUnit_Meter&amp;returnGeodetic=false&amp;outFields=*&amp;returnGeometry=true&amp;featureEncoding=esriDefault&amp;multipatchOption=xyFootprint&amp;maxAllowableOffset=&amp;geometryPrecision=&amp;outSR=&amp;datumTransformation=&amp;applyVCSProjection=false&amp;returnIdsOnly=false&amp;returnUniqueIdsOnly=false&amp;returnCountOnly=false&amp;returnExtentOnly=false&amp;returnQueryGeometry=false&amp;returnDistinctValues=false&amp;cacheHint=false&amp;orderByFields=&amp;groupByFieldsForStatistics=&amp;outStatistics=&amp;having=&amp;resultOffset=&amp;resultRecordCount=&amp;returnZ=false&amp;returnM=false&amp;returnExceededLimitFeatures=true&amp;quantizationParameters=&amp;sqlFormat=none&amp;f=html&amp;token=" office:target-frame-name="_top" xlink:show="replace" text:style-name="Internet_20_link" text:visited-style-name="Visited_20_Internet_20_Link"><text:span text:style-name="Lien_20_hypertexte"><text:span text:style-name="T8">%27&amp;objectIds=&amp;time=&amp;geometry=&amp;geometryType=esriGeometryEnvelope&amp;inSR=&amp;spatialRel=esriSpatialRelIntersects&amp;resultType=none&amp;distance=0.0&amp;units=esriSRUnit_Meter&amp;returnGeodetic=false&amp;outFields=*&amp;returnGeometry=true&amp;featureEncoding=esriDefault&amp;multipatchOption=xyFootprint&amp;maxAllowableOffset=&amp;geometryPrecision=&amp;outSR=&amp;datumTransformation=&amp;applyVCSProjection=false&amp;returnIdsOnly=false&amp;returnUniqueIdsOnly=false&amp;returnCountOnly=false&amp;returnExtentOnly=false&amp;returnQueryGeometry=false&amp;returnDistinctValues=false&amp;cacheHint=false&amp;orderByFields=&amp;groupByFieldsForStatistics=&amp;outStatistics=&amp;having=&amp;resultOffset=&amp;resultRecordCount=&amp;returnZ=false&amp;returnM=false&amp;returnExceededLimitFeatures=true&amp;quantizationParameters=&amp;sqlFormat=none&amp;f=</text:span></text:span></text:a><text:a xlink:type="simple" xlink:href="https://services3.arcgis.com/Is0UwT37raQYl9Jj/arcgis/rest/services/ind_grandest/FeatureServer/0/query?where=lib_zone%3D%27Ligny-en-Barrois%27&amp;objectIds=&amp;time=&amp;geometry=&amp;geometryType=esriGeometryEnvelope&amp;inSR=&amp;spatialRel=esriSpatialRelIntersects&amp;resultType=none&amp;distance=0.0&amp;units=esriSRUnit_Meter&amp;returnGeodetic=false&amp;outFields=*&amp;returnGeometry=true&amp;featureEncoding=esriDefault&amp;multipatchOption=xyFootprint&amp;maxAllowableOffset=&amp;geometryPrecision=&amp;outSR=&amp;datumTransformation=&amp;applyVCSProjection=false&amp;returnIdsOnly=false&amp;returnUniqueIdsOnly=false&amp;returnCountOnly=false&amp;returnExtentOnly=false&amp;returnQueryGeometry=false&amp;returnDistinctValues=false&amp;cacheHint=false&amp;orderByFields=&amp;groupByFieldsForStatistics=&amp;outStatistics=&amp;having=&amp;resultOffset=&amp;resultRecordCount=&amp;returnZ=false&amp;returnM=false&amp;returnExceededLimitFeatures=true&amp;quantizationParameters=&amp;sqlFormat=none&amp;f=html&amp;token=" office:target-frame-name="_top" xlink:show="replace" text:style-name="Internet_20_link" text:visited-style-name="Visited_20_Internet_20_Link"><text:span text:style-name="Lien_20_hypertexte"><text:span text:style-name="T24">html</text:span></text:span></text:a><text:a xlink:type="simple" xlink:href="https://services3.arcgis.com/Is0UwT37raQYl9Jj/arcgis/rest/services/ind_grandest/FeatureServer/0/query?where=lib_zone%3D%27Ligny-en-Barrois%27&amp;objectIds=&amp;time=&amp;geometry=&amp;geometryType=esriGeometryEnvelope&amp;inSR=&amp;spatialRel=esriSpatialRelIntersects&amp;resultType=none&amp;distance=0.0&amp;units=esriSRUnit_Meter&amp;returnGeodetic=false&amp;outFields=*&amp;returnGeometry=true&amp;featureEncoding=esriDefault&amp;multipatchOption=xyFootprint&amp;maxAllowableOffset=&amp;geometryPrecision=&amp;outSR=&amp;datumTransformation=&amp;applyVCSProjection=false&amp;returnIdsOnly=false&amp;returnUniqueIdsOnly=false&amp;returnCountOnly=false&amp;returnExtentOnly=false&amp;returnQueryGeometry=false&amp;returnDistinctValues=false&amp;cacheHint=false&amp;orderByFields=&amp;groupByFieldsForStatistics=&amp;outStatistics=&amp;having=&amp;resultOffset=&amp;resultRecordCount=&amp;returnZ=false&amp;returnM=false&amp;returnExceededLimitFeatures=true&amp;quantizationParameters=&amp;sqlFormat=none&amp;f=html&amp;token=" office:target-frame-name="_top" xlink:show="replace" text:style-name="Internet_20_link" text:visited-style-name="Visited_20_Internet_20_Link"><text:span text:style-name="Lien_20_hypertexte"><text:span text:style-name="T8">&amp;token=</text:span></text:span></text:a></text:p>
      <text:p text:style-name="P9">Changements observés : lieu indiqué modifié (Nancy -&gt; Ligny-en-Barrois), ainsi que le format rendu (json -&gt; html)</text:p>
      <text:p text:style-name="P10">URL pour API Parcoursup :</text:p>
      <text:p text:style-name="Text_20_body"><text:a xlink:type="simple" xlink:href="https://data.enseignementsup-recherche.gouv.fr/api/records/1.0/search/?dataset=fr-esr-parcoursup&amp;q=bts+systemes+numeriques+-+option+informatique+et+reseaux&amp;facet=session&amp;facet=contrat_etab&amp;facet=cod_uai&amp;facet=g_ea_lib_vx&amp;facet=dep_lib&amp;facet=region_etab_af" text:style-name="Internet_20_link" text:visited-style-name="Visited_20_Internet_20_Link"><text:span text:style-name="Police_20_par_20_défaut"><text:span text:style-name="T9">https://data.enseignementsup-recherche.gouv.fr/api/records/1.0/search/?dataset=fr-esr-parcoursup&amp;q=bts+systemes+numeriques+-+option+informatique+et+reseaux&amp;facet=session&amp;facet=contrat_etab&amp;facet=cod_uai&amp;facet=g_ea_lib_vx&amp;facet=dep_lib&amp;facet=region_etab_af</text:span></text:span></text:a></text:p>
      <text:p text:style-name="Text_20_body"><text:span text:style-name="Police_20_par_20_défaut"><text:span text:style-name="T9"/></text:span></text:p>
      <text:p text:style-name="Text_20_body"><text:span text:style-name="Police_20_par_20_défaut"><text:span text:style-name="T9"/></text:span></text:p>
      <text:p text:style-name="Text_20_body"><text:span text:style-name="Police_20_par_20_défaut"><text:span text:style-name="T9"/></text:span></text:p>
      <text:p text:style-name="P16"><text:span text:style-name="Police_20_par_20_défaut"><text:span text:style-name="T27">Séance 2</text:span></text:span></text:p>
      <text:p text:style-name="P14"><text:span text:style-name="Police_20_par_20_défaut"/></text:p>
      <text:p text:style-name="P6">Interlude... où en sommes-nous ?</text:p>
      <text:p text:style-name="P14"/>
      <text:p text:style-name="P14"/>
      <text:h text:style-name="P19" text:outline-level="2"><text:bookmark text:name="yui_3_17_2_1_1637224107591_32"/>Données ouvertes : des données brutes disponibles</text:h>
      <text:p text:style-name="P32">La principale motivation de l’open data est la transparence des données accessibles à tout le monde. L’une des motivations est d’également permettre aux développeurs d’utiliser ses données pour les intégrer dans des applications et agrandir la visibilité des open-data</text:p>
      <text:p text:style-name="P15"/>
      <text:p text:style-name="P15"/>
      <text:h text:style-name="P19" text:outline-level="2"><text:bookmark text:name="yui_3_17_2_1_1637224107591_39"/>Données ouvertes, des histoires de <text:soft-page-break/>formats... </text:h>
      <text:list xml:id="list1049878883" text:style-name="L9">
        <text:list-item>
          <text:p text:style-name="P33">En naviguant sur les différentes API, plusieurs format sont proposés régulièrement (json, xml, csv), mais il existe d’autres formats moins répandus pour ce type de ressource : php, xmlfm &amp; jsonfm (version HTML de XML ou JSON), KML (format XML pour du contenu géographique)</text:p>
        </text:list-item>
        <text:list-item>
          <text:p text:style-name="P33">Les données XML sont étiquetées dans des balises</text:p>
        </text:list-item>
        <text:list-item>
          <text:p text:style-name="P33">Les données JSON sont étiquetées sous forme de booléens, entiers, chaîne de caractères compris dans des objets ou de tableaux</text:p>
        </text:list-item>
        <text:list-item>
          <text:p text:style-name="P34">Les données CSV sont étiquetées <text:s/>sous forme de texte séparé par des virgules, qui forment un tableau <text:span text:style-name="T29">traité par </text:span>un logiciel tel que Excel</text:p>
          <text:p text:style-name="P34"/>
        </text:list-item>
        <text:list-item>
          <text:p text:style-name="P35">Exemple de données en XML avec l’API OMBD :</text:p>
          <text:list>
            <text:list-item>
              <text:p text:style-name="P36">URI <text:span text:style-name="T26">: </text:span><text:a xlink:type="simple" xlink:href="http://www.omdbapi.com/?apikey=7403b6e6&amp;r=XML&amp;t=Fight%20Club" text:style-name="Internet_20_link" text:visited-style-name="Visited_20_Internet_20_Link"><text:span text:style-name="T26">www.omdbapi.com/?apikey=7403b6e6&amp;r=XML&amp;t=Fight%20Club</text:span></text:a></text:p>
            </text:list-item>
            <text:list-item>
              <text:p text:style-name="P36">Paramètres : <text:span text:style-name="T26">r </text:span>= <text:span text:style-name="T26">format de données, </text:span>t = <text:span text:style-name="T26">titre exact du film</text:span></text:p>
            </text:list-item>
            <text:list-item>
              <text:p text:style-name="P36">Autres paramètres possible <text:span text:style-name="T26">: </text:span><text:span text:style-name="T30">i </text:span><text:span text:style-name="T32">= id IMBD du film, </text:span><text:span text:style-name="T31">s</text:span><text:span text:style-name="T33"> = chaîne de caractères comprise dans le titre, </text:span><text:span text:style-name="T31">y</text:span><text:span text:style-name="T33"> = année de sortie, ...</text:span></text:p>
            </text:list-item>
            <text:list-item>
              <text:p text:style-name="P36">Réponse :</text:p>
              <text:p text:style-name="P37">&lt;root response="True"&gt;</text:p>
              <text:list>
                <text:list-header>
                  <text:p text:style-name="P37">&lt;movie title="Fight Club" year="1999" rated="R" released="15 Oct 1999" runtime="139 min" genre="Drama" director="David Fincher" writer="Chuck Palahniuk, Jim Uhls" actors="Brad Pitt, Edward Norton, Meat Loaf" plot="An insomniac office worker and a devil-may-care soap maker form an underground fight club that evolves into much more." language="English" country="Germany, United States" awards="Nominated for 1 Oscar. 11 wins &amp; 38 nominations total" poster="https://m.media-amazon.com/images/M/MV5BMmEzNTkxYjQtZTc0MC00YTVjLTg5ZTEtZWMwOWVlYzY0NWIwXkEyXkFqcGdeQXVyNzkwMjQ5NzM@._V1_SX300.jpg" metascore="66" imdbRating="8.8" imdbVotes="1,958,640" imdbID="tt0137523" type="movie" /&gt;</text:p>
                </text:list-header>
              </text:list>
              <text:p text:style-name="P37">&lt;/root&gt;</text:p>
            </text:list-item>
          </text:list>
        </text:list-item>
      </text:list>
      <text:h text:style-name="P19" text:outline-level="2"><text:bookmark text:name="yui_3_17_2_1_1637224107591_56"/>Et l’interopérabilité dans tout ça ?</text:h>
      <text:p text:style-name="P41">Les données récupérées peuvent avoir plusieurs utilisations, comme pour les données de suivi de l’épidémie Covid-19, trié selon l’hôpital ou le département. Les données proposés par l’API OMBD peuvent servir à obtenir des informations sur nos films préféré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Liberation Serif" fo:font-family="'Liberation Serif'" style:font-family-generic="roman" style:font-pitch="variable" fo:font-weight="bold" style:font-name-asian="Noto Serif CJK SC" style:font-family-asian="'Noto Serif CJK SC'" style:font-family-generic-asian="system" style:font-pitch-asian="variable"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loext:hyphenation-no-caps="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11-17T21:14:00Z</meta:creation-date>
    <dc:date>2021-11-18T11:51:27.200746381</dc:date>
    <meta:editing-cycles>32</meta:editing-cycles>
    <meta:editing-duration>PT3H41M17S</meta:editing-duration>
    <meta:document-statistic meta:table-count="0" meta:image-count="0" meta:object-count="0" meta:page-count="7" meta:paragraph-count="135" meta:word-count="1700" meta:character-count="13141" meta:non-whitespace-character-count="11668"/>
    <meta:template xlink:type="simple" xlink:actuate="onRequest" xlink:title="" xlink:href="Normal.dotm"/>
  </office:meta>
</office:document-meta>
</file>